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Heading_20_1" style:master-page-name="Standard">
      <style:paragraph-properties fo:break-before="auto" fo:line-height="115%" style:writing-mode="lr-tb"/>
    </style:style>
    <style:style style:name="T1_1" style:family="text">
      <style:text-properties fo:font-size="24pt" style:font-size-asian="24pt" style:font-size-complex="24pt"/>
    </style:style>
    <style:style style:name="T1_2" style:family="text">
      <style:text-properties fo:font-size="24pt" style:font-size-asian="24pt" style:font-size-complex="24pt"/>
    </style:style>
    <style:style style:name="T1_3" style:family="text">
      <style:text-properties fo:font-size="24pt" style:font-size-asian="24pt" style:font-size-complex="24pt"/>
    </style:style>
    <style:style style:name="T1_4" style:family="text">
      <style:text-properties fo:font-size="24pt" style:font-size-asian="24pt" style:font-size-complex="24pt"/>
    </style:style>
    <style:style style:name="T1_5" style:family="text">
      <style:text-properties fo:font-size="24pt" style:font-size-asian="24pt" style:font-size-complex="24pt"/>
    </style:style>
    <style:style style:name="T1_6" style:family="text">
      <style:text-properties fo:font-size="24pt" style:font-size-asian="24pt" style:font-size-complex="24pt"/>
    </style:style>
    <style:style style:name="T1_7" style:family="text">
      <style:text-properties fo:font-size="24pt" style:font-size-asian="24pt" style:font-size-complex="24pt"/>
    </style:style>
    <style:style style:name="T1_8" style:family="text">
      <style:text-properties fo:font-size="24pt" style:font-size-asian="24pt" style:font-size-complex="24pt"/>
    </style:style>
    <style:style style:name="P2" style:family="paragraph" style:parent-style-name="Heading_20_1">
      <style:paragraph-properties fo:break-before="auto" fo:line-height="115%" fo:border-bottom="#808080 0.053cm solid" style:writing-mode="lr-tb"/>
    </style:style>
    <style:style style:name="T2_1" style:family="text">
      <style:text-properties fo:font-size="18pt" style:font-size-asian="18pt" style:font-size-complex="18pt"/>
    </style:style>
    <style:style style:name="T2_2" style:family="text">
      <style:text-properties fo:font-size="18pt" style:font-size-asian="18pt" style:font-size-complex="18pt"/>
    </style:style>
    <style:style style:name="T2_3" style:family="text">
      <style:text-properties fo:font-size="18pt" style:font-size-asian="18pt" style:font-size-complex="18pt"/>
    </style:style>
    <style:style style:name="T2_4" style:family="text">
      <style:text-properties fo:font-size="18pt" style:font-size-asian="18pt" style:font-size-complex="18pt"/>
    </style:style>
    <style:style style:name="T2_5" style:family="text">
      <style:text-properties fo:font-size="18pt" style:font-size-asian="18pt" style:font-size-complex="18pt"/>
    </style:style>
    <style:style style:name="T2_6" style:family="text">
      <style:text-properties fo:font-size="18pt" style:font-size-asian="18pt" style:font-size-complex="18pt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ubtitle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P7" style:family="paragraph" style:parent-style-name="Standard">
      <style:paragraph-properties fo:break-before="auto" fo:line-height="115%" fo:margin-top="0cm" fo:margin-bottom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P8" style:family="paragraph" style:parent-style-name="Standard">
      <style:paragraph-properties fo:break-before="auto" fo:text-indent="0cm" fo:line-height="115%" fo:margin-left="1.27cm" style:writing-mode="lr-tb"/>
    </style:style>
    <style:style style:name="P9" style:family="paragraph" style:parent-style-name="Subtitle">
      <style:paragraph-properties fo:break-before="auto" fo:line-height="115%" style:writing-mode="lr-tb"/>
    </style:style>
    <style:style style:name="T9_1" style:family="text"/>
    <style:style style:name="P10" style:family="paragraph" style:parent-style-name="Standard">
      <style:paragraph-properties fo:break-before="auto" fo:line-height="115%" fo:margin-top="0cm" fo:margin-bottom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fo:border-bottom="#808080 0.053cm solid" style:writing-mode="lr-tb"/>
    </style:style>
    <style:style style:name="T13_1" style:family="text">
      <style:text-properties style:font-name="Trebuchet MS" fo:font-size="18pt" style:font-name-asian="Trebuchet MS" style:font-size-asian="18pt" style:font-name-complex="Trebuchet MS" style:font-size-complex="18pt"/>
    </style:style>
    <style:style style:name="T13_2" style:family="text">
      <style:text-properties style:font-name="Trebuchet MS" fo:font-size="18pt" style:font-name-asian="Trebuchet MS" style:font-size-asian="18pt" style:font-name-complex="Trebuchet MS" style:font-size-complex="18pt"/>
    </style:style>
    <style:style style:name="T13_3" style:family="text">
      <style:text-properties style:font-name="Trebuchet MS" fo:font-size="18pt" style:font-name-asian="Trebuchet MS" style:font-size-asian="18pt" style:font-name-complex="Trebuchet MS" style:font-size-complex="18pt"/>
    </style:style>
    <style:style style:name="P14" style:family="paragraph" style:parent-style-name="Standard">
      <style:paragraph-properties fo:break-before="auto" fo:line-height="115%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P15" style:family="paragraph" style:parent-style-name="Subtitle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>
      <style:text-properties fo:color="#000000" fo:font-size="11pt" style:font-size-asian="11pt" style:font-size-complex="11pt"/>
    </style:style>
    <style:style style:name="T15_20" style:family="text">
      <style:text-properties fo:color="#000000" fo:font-size="11pt" style:font-size-asian="11pt" style:font-size-complex="11pt"/>
    </style:style>
    <style:style style:name="T15_21" style:family="text">
      <style:text-properties fo:color="#000000" fo:font-size="11pt" style:font-size-asian="11pt" style:font-size-complex="11pt"/>
    </style:style>
    <style:style style:name="T15_22" style:family="text">
      <style:text-properties fo:color="#000000" fo:font-size="11pt" style:font-size-asian="11pt" style:font-size-complex="11pt"/>
    </style:style>
    <style:style style:name="T15_23" style:family="text">
      <style:text-properties fo:color="#000000" fo:font-size="11pt" style:font-size-asian="11pt" style:font-size-complex="11pt"/>
    </style:style>
    <style:style style:name="T15_24" style:family="text">
      <style:text-properties fo:color="#000000" fo:font-size="11pt" style:font-size-asian="11pt" style:font-size-complex="11pt"/>
    </style:style>
    <style:style style:name="T15_25" style:family="text">
      <style:text-properties fo:color="#000000" fo:font-size="11pt" style:font-size-asian="11pt" style:font-size-complex="11pt"/>
    </style:style>
    <style:style style:name="T15_26" style:family="text">
      <style:text-properties fo:color="#000000" fo:font-size="11pt" style:font-size-asian="11pt" style:font-size-complex="11pt"/>
    </style:style>
    <style:style style:name="T15_27" style:family="text">
      <style:text-properties fo:color="#000000" fo:font-size="11pt" style:font-size-asian="11pt" style:font-size-complex="11pt"/>
    </style:style>
    <style:style style:name="T15_28" style:family="text">
      <style:text-properties fo:color="#000000" fo:font-size="11pt" style:font-size-asian="11pt" style:font-size-complex="11pt"/>
    </style:style>
    <style:style style:name="T15_29" style:family="text">
      <style:text-properties fo:color="#000000" fo:font-size="11pt" style:font-size-asian="11pt" style:font-size-complex="11pt"/>
    </style:style>
    <style:style style:name="T15_30" style:family="text">
      <style:text-properties fo:color="#000000" fo:font-size="11pt" style:font-size-asian="11pt" style:font-size-complex="11pt"/>
    </style:style>
    <style:style style:name="T15_31" style:family="text">
      <style:text-properties fo:color="#000000" fo:font-size="11pt" style:font-size-asian="11pt" style:font-size-complex="11pt"/>
    </style:style>
    <style:style style:name="T15_32" style:family="text">
      <style:text-properties fo:color="#000000" fo:font-size="11pt" style:font-size-asian="11pt" style:font-size-complex="11pt"/>
    </style:style>
    <style:style style:name="T15_33" style:family="text">
      <style:text-properties fo:color="#000000" fo:font-size="11pt" style:font-size-asian="11pt" style:font-size-complex="11pt"/>
    </style:style>
    <style:style style:name="T15_34" style:family="text">
      <style:text-properties fo:color="#000000" fo:font-size="11pt" style:font-size-asian="11pt" style:font-size-complex="11pt"/>
    </style:style>
    <style:style style:name="T15_35" style:family="text">
      <style:text-properties fo:color="#000000" fo:font-size="11pt" style:font-size-asian="11pt" style:font-size-complex="11pt"/>
    </style:style>
    <style:style style:name="T15_36" style:family="text">
      <style:text-properties fo:color="#000000" fo:font-size="11pt" style:font-size-asian="11pt" style:font-size-complex="11pt"/>
    </style:style>
    <style:style style:name="T15_37" style:family="text">
      <style:text-properties fo:color="#000000" fo:font-size="11pt" style:font-size-asian="11pt" style:font-size-complex="11pt"/>
    </style:style>
    <style:style style:name="T15_38" style:family="text">
      <style:text-properties fo:color="#000000" fo:font-size="11pt" style:font-size-asian="11pt" style:font-size-complex="11pt"/>
    </style:style>
    <style:style style:name="T15_39" style:family="text">
      <style:text-properties fo:color="#000000" fo:font-size="11pt" style:font-size-asian="11pt" style:font-size-complex="11pt"/>
    </style:style>
    <style:style style:name="T15_40" style:family="text">
      <style:text-properties fo:color="#000000" fo:font-size="11pt" style:font-size-asian="11pt" style:font-size-complex="11pt"/>
    </style:style>
    <style:style style:name="T15_41" style:family="text">
      <style:text-properties fo:color="#000000" fo:font-size="11pt" style:font-size-asian="11pt" style:font-size-complex="11pt"/>
    </style:style>
    <style:style style:name="T15_42" style:family="text">
      <style:text-properties fo:color="#000000" fo:font-size="11pt" style:font-size-asian="11pt" style:font-size-complex="11pt"/>
    </style:style>
    <style:style style:name="T15_43" style:family="text">
      <style:text-properties fo:color="#000000" fo:font-size="11pt" style:font-size-asian="11pt" style:font-size-complex="11pt"/>
    </style:style>
    <style:style style:name="T15_44" style:family="text">
      <style:text-properties fo:color="#000000" fo:font-size="11pt" style:font-size-asian="11pt" style:font-size-complex="11pt"/>
    </style:style>
    <style:style style:name="T15_45" style:family="text">
      <style:text-properties fo:color="#000000" fo:font-size="11pt" style:font-size-asian="11pt" style:font-size-complex="11pt"/>
    </style:style>
    <style:style style:name="T15_46" style:family="text">
      <style:text-properties fo:color="#000000" fo:font-size="11pt" style:font-size-asian="11pt" style:font-size-complex="11pt"/>
    </style:style>
    <style:style style:name="T15_47" style:family="text">
      <style:text-properties fo:color="#000000" fo:font-size="11pt" style:font-size-asian="11pt" style:font-size-complex="11pt"/>
    </style:style>
    <style:style style:name="T15_48" style:family="text">
      <style:text-properties fo:color="#000000" fo:font-size="11pt" style:font-size-asian="11pt" style:font-size-complex="11pt"/>
    </style:style>
    <style:style style:name="T15_49" style:family="text">
      <style:text-properties fo:color="#000000" fo:font-size="11pt" style:font-size-asian="11pt" style:font-size-complex="11pt"/>
    </style:style>
    <style:style style:name="T15_50" style:family="text">
      <style:text-properties fo:color="#000000" fo:font-size="11pt" style:font-size-asian="11pt" style:font-size-complex="11pt"/>
    </style:style>
    <style:style style:name="T15_51" style:family="text">
      <style:text-properties fo:color="#000000" fo:font-size="11pt" style:font-size-asian="11pt" style:font-size-complex="11pt"/>
    </style:style>
    <style:style style:name="T15_52" style:family="text">
      <style:text-properties fo:color="#000000" fo:font-size="11pt" style:font-size-asian="11pt" style:font-size-complex="11pt"/>
    </style:style>
    <style:style style:name="T15_53" style:family="text">
      <style:text-properties fo:color="#000000" fo:font-size="11pt" style:font-size-asian="11pt" style:font-size-complex="11pt"/>
    </style:style>
    <style:style style:name="T15_54" style:family="text">
      <style:text-properties fo:color="#000000" fo:font-size="11pt" style:font-size-asian="11pt" style:font-size-complex="11pt"/>
    </style:style>
    <style:style style:name="T15_55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15_56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15_57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15_58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15_59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15_60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15_61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15_62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15_63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15_64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15_65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15_66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15_67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15_68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15_69" style:family="text"/>
    <style:style style:name="T15_70" style:family="text">
      <style:text-properties fo:font-style="normal" style:font-style-asian="normal" style:font-style-complex="normal" fo:color="#0000ff" fo:font-size="11pt" style:font-size-asian="11pt" style:font-size-complex="11pt" style:text-underline-style="solid" style:text-underline-color="font-color"/>
    </style:style>
    <style:style style:name="T15_71" style:family="text"/>
    <style:style style:name="T15_72" style:family="text">
      <style:text-properties fo:font-style="normal" style:font-style-asian="normal" style:font-style-complex="normal" fo:color="#0000ff" fo:font-size="11pt" style:font-size-asian="11pt" style:font-size-complex="11pt" style:text-underline-style="solid" style:text-underline-color="font-color"/>
    </style:style>
    <style:style style:name="T15_73" style:family="text"/>
    <style:style style:name="T15_74" style:family="text">
      <style:text-properties fo:font-style="normal" style:font-style-asian="normal" style:font-style-complex="normal" fo:color="#0000ff" fo:font-size="11pt" style:font-size-asian="11pt" style:font-size-complex="11pt" style:text-underline-style="solid" style:text-underline-color="font-color"/>
    </style:style>
    <style:style style:name="T15_75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15_76" style:family="text"/>
    <style:style style:name="T15_77" style:family="text">
      <style:text-properties fo:font-style="normal" style:font-style-asian="normal" style:font-style-complex="normal" fo:color="#0000ff" fo:font-size="11pt" style:font-size-asian="11pt" style:font-size-complex="11pt" style:text-underline-style="solid" style:text-underline-color="font-color"/>
    </style:style>
    <style:style style:name="T15_78" style:family="text"/>
    <style:style style:name="T15_79" style:family="text">
      <style:text-properties fo:font-style="normal" style:font-style-asian="normal" style:font-style-complex="normal" fo:color="#0000ff" fo:font-size="11pt" style:font-size-asian="11pt" style:font-size-complex="11pt" style:text-underline-style="solid" style:text-underline-color="font-color"/>
    </style:style>
    <style:style style:name="T15_80" style:family="text"/>
    <style:style style:name="T15_81" style:family="text">
      <style:text-properties fo:font-style="normal" style:font-style-asian="normal" style:font-style-complex="normal" fo:color="#0000ff" fo:font-size="11pt" style:font-size-asian="11pt" style:font-size-complex="11pt" style:text-underline-style="solid" style:text-underline-color="font-color"/>
    </style:style>
    <style:style style:name="T15_82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15_83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15_84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P24" style:family="paragraph" style:parent-style-name="Standard">
      <style:paragraph-properties fo:break-before="auto" fo:line-height="115%" fo:margin-top="0cm" fo:margin-bottom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P25" style:family="paragraph" style:parent-style-name="Standard">
      <style:paragraph-properties fo:break-before="auto" fo:text-indent="0cm" fo:line-height="115%" fo:margin-left="1.27cm" style:writing-mode="lr-tb"/>
    </style:style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>
      <style:text-properties fo:font-weight="bold" style:font-weight-asian="bold" style:font-weight-complex="bold"/>
    </style:style>
    <style:style style:name="T26_2" style:family="text">
      <style:text-properties fo:font-weight="bold" style:font-weight-asian="bold" style:font-weight-complex="bold"/>
    </style:style>
    <style:style style:name="T26_3" style:family="text">
      <style:text-properties fo:font-weight="bold" style:font-weight-asian="bold" style:font-weight-complex="bold"/>
    </style:style>
    <style:style style:name="T26_4" style:family="text">
      <style:text-properties fo:font-weight="bold" style:font-weight-asian="bold" style:font-weight-complex="bold"/>
    </style:style>
    <style:style style:name="P27" style:family="paragraph" style:parent-style-name="Standard">
      <style:paragraph-properties fo:text-align="left" fo:break-before="auto" fo:text-indent="0cm" fo:line-height="115%" fo:margin-top="0cm" fo:margin-bottom="0cm" fo:margin-left="1.27cm" fo:margin-right="0cm" fo:orphans="2" fo:widows="2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/>
    <style:style style:name="T27_56" style:family="text"/>
    <style:style style:name="T27_57" style:family="text"/>
    <style:style style:name="T27_58" style:family="text"/>
    <style:style style:name="T27_59" style:family="text"/>
    <style:style style:name="T27_60" style:family="text"/>
    <style:style style:name="T27_61" style:family="text"/>
    <style:style style:name="T27_62" style:family="text"/>
    <style:style style:name="T27_63" style:family="text"/>
    <style:style style:name="T27_64" style:family="text"/>
    <style:style style:name="T27_65" style:family="text"/>
    <style:style style:name="T27_66" style:family="text"/>
    <style:style style:name="T27_67" style:family="text"/>
    <style:style style:name="T27_68" style:family="text"/>
    <style:style style:name="T27_69" style:family="text"/>
    <style:style style:name="T27_70" style:family="text"/>
    <style:style style:name="T27_71" style:family="text"/>
    <style:style style:name="T27_72" style:family="text"/>
    <style:style style:name="T27_73" style:family="text"/>
    <style:style style:name="T27_74" style:family="text"/>
    <style:style style:name="T27_75" style:family="text"/>
    <style:style style:name="T27_76" style:family="text"/>
    <style:style style:name="T27_77" style:family="text"/>
    <style:style style:name="T27_78" style:family="text"/>
    <style:style style:name="T27_79" style:family="text"/>
    <style:style style:name="T27_80" style:family="text"/>
    <style:style style:name="T27_81" style:family="text"/>
    <style:style style:name="T27_82" style:family="text"/>
  </office:automatic-styles>
  <office:body>
    <office:text>
      <text:h text:style-name="P1" text:outline-level="10"><text:bookmark-start text:name="h.msdim75b92hq"/><text:bookmark-end text:name="h.msdim75b92hq"/><text:span text:style-name="T1_1">MID</text:span><text:span text:style-name="T1_2">-</text:span><text:span text:style-name="T1_3">SESSION</text:span><text:span text:style-name="T1_4"><text:s/></text:span><text:span text:style-name="T1_5">CODE</text:span><text:span text:style-name="T1_6"><text:s/></text:span><text:span text:style-name="T1_7">CHALLENGE</text:span><text:span text:style-name="T1_8">!!</text:span></text:h>
      <text:h text:style-name="P2" text:outline-level="10"><text:bookmark-start text:name="h.iiw60h62e4kv"/><text:bookmark-end text:name="h.iiw60h62e4kv"/><text:span text:style-name="T2_1"><text:line-break/></text:span><text:span text:style-name="T2_2">Warm</text:span><text:span text:style-name="T2_3"><text:s/></text:span><text:span text:style-name="T2_4">Up</text:span><text:span text:style-name="T2_5"><text:s/></text:span><text:span text:style-name="T2_6">Drills</text:span></text:h>
      <text:p text:style-name="P3"/>
      <text:p text:style-name="P4"><text:bookmark-start text:name="h.cvg1wd6cymsd"/><text:bookmark-end text:name="h.cvg1wd6cymsd"/><text:span text:style-name="T4_1">Lists</text:span><text:span text:style-name="T4_2"><text:s/>&amp;<text:s/></text:span><text:span text:style-name="T4_3">Tuples</text:span></text:p>
      <text:list text:style-name="LS1" xml:id="list0">
        <text:list-item>
          <text:p text:style-name="P5"><text:span text:style-name="T5_1">Create</text:span><text:span text:style-name="T5_2"><text:s/></text:span><text:span text:style-name="T5_3">a</text:span><text:span text:style-name="T5_4"><text:s/></text:span><text:span text:style-name="T5_5">tuple</text:span><text:span text:style-name="T5_6"><text:s/></text:span><text:span text:style-name="T5_7">called</text:span><text:span text:style-name="T5_8"><text:s/></text:span><text:span text:style-name="T5_9">full</text:span><text:span text:style-name="T5_10">_</text:span><text:span text:style-name="T5_11">name</text:span><text:span text:style-name="T5_12"><text:s/></text:span><text:span text:style-name="T5_13">that</text:span><text:span text:style-name="T5_14"><text:s/></text:span><text:span text:style-name="T5_15">contains</text:span><text:span text:style-name="T5_16"><text:s/></text:span><text:span text:style-name="T5_17">your</text:span><text:span text:style-name="T5_18"><text:s/></text:span><text:span text:style-name="T5_19">first</text:span><text:span text:style-name="T5_20"><text:s/></text:span><text:span text:style-name="T5_21">name</text:span><text:span text:style-name="T5_22"><text:s/></text:span><text:span text:style-name="T5_23">and</text:span><text:span text:style-name="T5_24"><text:s/></text:span><text:span text:style-name="T5_25">last</text:span><text:span text:style-name="T5_26"><text:s/></text:span><text:span text:style-name="T5_27">name</text:span><text:span text:style-name="T5_28">.<text:s/></text:span></text:p>
          <text:list>
            <text:list-item>
              <text:p text:style-name="P6"><text:span text:style-name="T6_1">Convert</text:span><text:span text:style-name="T6_2"><text:s/></text:span><text:span text:style-name="T6_3">the</text:span><text:span text:style-name="T6_4"><text:s/></text:span><text:span text:style-name="T6_5">full</text:span><text:span text:style-name="T6_6">_</text:span><text:span text:style-name="T6_7">name</text:span><text:span text:style-name="T6_8"><text:s/></text:span><text:span text:style-name="T6_9">tuple</text:span><text:span text:style-name="T6_10"><text:s/></text:span><text:span text:style-name="T6_11">to</text:span><text:span text:style-name="T6_12"><text:s/></text:span><text:span text:style-name="T6_13">a</text:span><text:span text:style-name="T6_14"><text:s/></text:span><text:span text:style-name="T6_15">list</text:span><text:span text:style-name="T6_16">.</text:span></text:p>
            </text:list-item>
            <text:list-item>
              <text:p text:style-name="P7"><text:span text:style-name="T7_1">Reverse</text:span><text:span text:style-name="T7_2"><text:s/></text:span><text:span text:style-name="T7_3">the</text:span><text:span text:style-name="T7_4"><text:s/></text:span><text:span text:style-name="T7_5">full</text:span><text:span text:style-name="T7_6">_</text:span><text:span text:style-name="T7_7">name</text:span><text:span text:style-name="T7_8"><text:s/></text:span><text:span text:style-name="T7_9">list</text:span><text:span text:style-name="T7_10"><text:s/></text:span><text:span text:style-name="T7_11">so</text:span><text:span text:style-name="T7_12"><text:s/></text:span><text:span text:style-name="T7_13">that</text:span><text:span text:style-name="T7_14"><text:s/></text:span><text:span text:style-name="T7_15">it</text:span><text:span text:style-name="T7_16"><text:s/></text:span><text:span text:style-name="T7_17">is</text:span><text:span text:style-name="T7_18"><text:s/></text:span><text:span text:style-name="T7_19">last</text:span><text:span text:style-name="T7_20"><text:s/></text:span><text:span text:style-name="T7_21">name</text:span><text:span text:style-name="T7_22">,<text:s/></text:span><text:span text:style-name="T7_23">first</text:span><text:span text:style-name="T7_24"><text:s/></text:span><text:span text:style-name="T7_25">name</text:span><text:span text:style-name="T7_26">.</text:span></text:p>
            </text:list-item>
          </text:list>
        </text:list-item>
      </text:list>
      <text:p text:style-name="P8"/>
      <text:p text:style-name="P9"><text:bookmark-start text:name="h.qajz852irzmy"/><text:bookmark-end text:name="h.qajz852irzmy"/><text:span text:style-name="T9_1">Loops</text:span></text:p>
      <text:list text:style-name="LS2" xml:id="list3">
        <text:list-item>
          <text:p text:style-name="P10"><text:span text:style-name="T10_1">Create</text:span><text:span text:style-name="T10_2"><text:s/></text:span><text:span text:style-name="T10_3">a</text:span><text:span text:style-name="T10_4"><text:s/></text:span><text:span text:style-name="T10_5">loop</text:span><text:span text:style-name="T10_6"><text:s/></text:span><text:span text:style-name="T10_7">that</text:span><text:span text:style-name="T10_8"><text:s/></text:span><text:span text:style-name="T10_9">counts</text:span><text:span text:style-name="T10_10"><text:s/></text:span><text:span text:style-name="T10_11">down</text:span><text:span text:style-name="T10_12"><text:s/></text:span><text:span text:style-name="T10_13">from</text:span><text:span text:style-name="T10_14"><text:s/>1000<text:s/></text:span><text:span text:style-name="T10_15">to</text:span><text:span text:style-name="T10_16"><text:s/>100<text:s/></text:span><text:span text:style-name="T10_17">by</text:span><text:span text:style-name="T10_18"><text:s/></text:span><text:span text:style-name="T10_19">increments</text:span><text:span text:style-name="T10_20"><text:s/></text:span><text:span text:style-name="T10_21">of</text:span><text:span text:style-name="T10_22"><text:s/>100.</text:span></text:p>
        </text:list-item>
      </text:list>
      <text:p text:style-name="P11"/>
      <text:p text:style-name="P12"/>
      <text:p text:style-name="P13"><text:span text:style-name="T13_1">Main</text:span><text:span text:style-name="T13_2"><text:s/></text:span><text:span text:style-name="T13_3">Event</text:span></text:p>
      <text:p text:style-name="P14"/>
      <text:p text:style-name="P15"><text:bookmark-start text:name="h.5sdvsmlkwtpo"/><text:bookmark-end text:name="h.5sdvsmlkwtpo"/><text:span text:style-name="T15_1">Problem</text:span><text:span text:style-name="T15_2"><text:s/></text:span><text:span text:style-name="T15_3">Solving</text:span><text:span text:style-name="T15_4">,<text:s/></text:span><text:span text:style-name="T15_5">Conditionals</text:span><text:span text:style-name="T15_6">,<text:s/></text:span><text:span text:style-name="T15_7">Lists</text:span><text:span text:style-name="T15_8">,<text:s/></text:span><text:span text:style-name="T15_9">Dictionaries</text:span><text:span text:style-name="T15_10"><text:s/>&amp;<text:s/></text:span><text:span text:style-name="T15_11">File</text:span><text:span text:style-name="T15_12"><text:s/></text:span><text:span text:style-name="T15_13">I</text:span><text:span text:style-name="T15_14">/</text:span><text:span text:style-name="T15_15">O</text:span><text:span text:style-name="T15_16"><text:s/></text:span><text:span text:style-name="T15_17">Exercise</text:span><text:span text:style-name="T15_18"><text:line-break/><text:line-break/></text:span><text:span text:style-name="T15_19">Take</text:span><text:span text:style-name="T15_20"><text:s/>10<text:s/></text:span><text:span text:style-name="T15_21">minutes</text:span><text:span text:style-name="T15_22"><text:s/></text:span><text:span text:style-name="T15_23">to</text:span><text:span text:style-name="T15_24"><text:s/></text:span><text:span text:style-name="T15_25">pseudocode</text:span><text:span text:style-name="T15_26"><text:s/></text:span><text:span text:style-name="T15_27">this</text:span><text:span text:style-name="T15_28"><text:s/></text:span><text:span text:style-name="T15_29">problem</text:span><text:span text:style-name="T15_30"><text:s/></text:span><text:span text:style-name="T15_31">individually</text:span><text:span text:style-name="T15_32">.<text:s/></text:span><text:span text:style-name="T15_33">Then</text:span><text:span text:style-name="T15_34"><text:s/></text:span><text:span text:style-name="T15_35">discuss</text:span><text:span text:style-name="T15_36"><text:s/></text:span><text:span text:style-name="T15_37">your</text:span><text:span text:style-name="T15_38"><text:s/></text:span><text:span text:style-name="T15_39">plan</text:span><text:span text:style-name="T15_40"><text:s/></text:span><text:span text:style-name="T15_41">with</text:span><text:span text:style-name="T15_42"><text:s/></text:span><text:span text:style-name="T15_43">your</text:span><text:span text:style-name="T15_44"><text:s/></text:span><text:span text:style-name="T15_45">partner</text:span><text:span text:style-name="T15_46"><text:s/></text:span><text:span text:style-name="T15_47">before</text:span><text:span text:style-name="T15_48"><text:s/></text:span><text:span text:style-name="T15_49">starting</text:span><text:span text:style-name="T15_50"><text:s/></text:span><text:span text:style-name="T15_51">to</text:span><text:span text:style-name="T15_52"><text:s/></text:span><text:span text:style-name="T15_53">code</text:span><text:span text:style-name="T15_54">.<text:s/>(</text:span><text:span text:style-name="T15_55">Make</text:span><text:span text:style-name="T15_56"><text:s/></text:span><text:span text:style-name="T15_57">use</text:span><text:span text:style-name="T15_58"><text:s/></text:span><text:span text:style-name="T15_59">of</text:span><text:span text:style-name="T15_60"><text:s/></text:span><text:span text:style-name="T15_61">your</text:span><text:span text:style-name="T15_62"><text:s/></text:span><text:span text:style-name="T15_63">resources</text:span><text:span text:style-name="T15_64">.<text:s/></text:span><text:span text:style-name="T15_65">Hackbright</text:span><text:span text:style-name="T15_66"><text:s/></text:span><text:span text:style-name="T15_67">curriculum</text:span><text:span text:style-name="T15_68">,<text:s/></text:span><text:span text:style-name="T15_69"><text:a xlink:type="simple" xlink:href="https://docs.python.org/2/"><text:span text:style-name="T15_70">Python</text:span></text:a></text:span><text:span text:style-name="T15_71"><text:a xlink:type="simple" xlink:href="https://docs.python.org/2/"><text:span text:style-name="T15_72"><text:s/></text:span></text:a></text:span><text:span text:style-name="T15_73"><text:a xlink:type="simple" xlink:href="https://docs.python.org/2/"><text:span text:style-name="T15_74">Documentation</text:span></text:a></text:span><text:span text:style-name="T15_75">,<text:s/></text:span><text:span text:style-name="T15_76"><text:a xlink:type="simple" xlink:href="http://lmgtfy.com/"><text:span text:style-name="T15_77">Google</text:span></text:a></text:span><text:span text:style-name="T15_78"><text:a xlink:type="simple" xlink:href="http://lmgtfy.com/"><text:span text:style-name="T15_79"><text:s/></text:span></text:a></text:span><text:span text:style-name="T15_80"><text:a xlink:type="simple" xlink:href="http://lmgtfy.com/"><text:span text:style-name="T15_81">it</text:span></text:a></text:span><text:span text:style-name="T15_82">,<text:s/></text:span><text:span text:style-name="T15_83">etc</text:span><text:span text:style-name="T15_84">.)</text:span></text:p>
      <text:list text:style-name="LS3" xml:id="list4">
        <text:list-item>
          <text:p text:style-name="P16"><text:span text:style-name="T16_1">Write</text:span><text:span text:style-name="T16_2"><text:s/></text:span><text:span text:style-name="T16_3">a</text:span><text:span text:style-name="T16_4"><text:s/></text:span><text:span text:style-name="T16_5">program</text:span><text:span text:style-name="T16_6"><text:s/></text:span><text:span text:style-name="T16_7">that</text:span><text:span text:style-name="T16_8"><text:s/></text:span><text:span text:style-name="T16_9">encrypts</text:span><text:span text:style-name="T16_10"><text:s/></text:span><text:span text:style-name="T16_11">and</text:span><text:span text:style-name="T16_12"><text:s/></text:span><text:span text:style-name="T16_13">decrypts</text:span><text:span text:style-name="T16_14"><text:s/></text:span><text:span text:style-name="T16_15">messages</text:span><text:span text:style-name="T16_16"><text:s/></text:span><text:span text:style-name="T16_17">you</text:span><text:span text:style-name="T16_18"><text:s/></text:span><text:span text:style-name="T16_19">write</text:span><text:span text:style-name="T16_20">.<text:s/></text:span></text:p>
          <text:list>
            <text:list-item>
              <text:p text:style-name="P17"><text:span text:style-name="T17_1">Create</text:span><text:span text:style-name="T17_2"><text:s/></text:span><text:span text:style-name="T17_3">encryption</text:span><text:span text:style-name="T17_4"><text:s/></text:span><text:span text:style-name="T17_5">key</text:span><text:span text:style-name="T17_6"><text:s/></text:span><text:span text:style-name="T17_7">that</text:span><text:span text:style-name="T17_8"><text:s/></text:span><text:span text:style-name="T17_9">maps</text:span><text:span text:style-name="T17_10"><text:s/></text:span><text:span text:style-name="T17_11">a</text:span><text:span text:style-name="T17_12"><text:s/></text:span><text:span text:style-name="T17_13">letter</text:span><text:span text:style-name="T17_14"><text:s/></text:span><text:span text:style-name="T17_15">to</text:span><text:span text:style-name="T17_16"><text:s/></text:span><text:span text:style-name="T17_17">a</text:span><text:span text:style-name="T17_18"><text:s/></text:span><text:span text:style-name="T17_19">number</text:span><text:span text:style-name="T17_20">.<text:s/></text:span><text:span text:style-name="T17_21">Then</text:span><text:span text:style-name="T17_22"><text:s/></text:span><text:span text:style-name="T17_23">create</text:span><text:span text:style-name="T17_24"><text:s/></text:span><text:span text:style-name="T17_25">a</text:span><text:span text:style-name="T17_26"><text:s/></text:span><text:span text:style-name="T17_27">reverse</text:span><text:span text:style-name="T17_28"><text:s/></text:span><text:span text:style-name="T17_29">mapping</text:span><text:span text:style-name="T17_30"><text:s/></text:span><text:span text:style-name="T17_31">dictionary</text:span><text:span text:style-name="T17_32"><text:s/></text:span><text:span text:style-name="T17_33">for</text:span><text:span text:style-name="T17_34"><text:s/></text:span><text:span text:style-name="T17_35">decrypting</text:span><text:span text:style-name="T17_36">.<text:s/>(</text:span><text:span text:style-name="T17_37">Ex</text:span><text:span text:style-name="T17_38">.<text:s/></text:span><text:span text:style-name="T17_39">a</text:span><text:span text:style-name="T17_40"><text:s/>=<text:s/>1,<text:s/></text:span><text:span text:style-name="T17_41">b</text:span><text:span text:style-name="T17_42"><text:s/>=<text:s/>2,<text:s/></text:span><text:span text:style-name="T17_43">c</text:span><text:span text:style-name="T17_44"><text:s/>=<text:s/>3<text:s text:c="2"/></text:span><text:span text:style-name="T17_45">then</text:span><text:span text:style-name="T17_46"><text:s/>1=<text:s/></text:span><text:span text:style-name="T17_47">a</text:span><text:span text:style-name="T17_48">,<text:s/>2<text:s/>=<text:s/></text:span><text:span text:style-name="T17_49">b</text:span><text:span text:style-name="T17_50">,<text:s/>3<text:s/>=<text:s/></text:span><text:span text:style-name="T17_51">c</text:span><text:span text:style-name="T17_52">)</text:span></text:p>
              <text:list>
                <text:list-item>
                  <text:p text:style-name="P18"><text:span text:style-name="T18_1">Hint</text:span><text:span text:style-name="T18_2">:<text:s/></text:span><text:span text:style-name="T18_3">Try</text:span><text:span text:style-name="T18_4"><text:s/></text:span><text:span text:style-name="T18_5">using</text:span><text:span text:style-name="T18_6"><text:s/></text:span><text:span text:style-name="T18_7">the</text:span><text:span text:style-name="T18_8"><text:s/></text:span><text:span text:style-name="T18_9">string</text:span><text:span text:style-name="T18_10"><text:s/></text:span><text:span text:style-name="T18_11">module</text:span><text:span text:style-name="T18_12"><text:s/></text:span><text:span text:style-name="T18_13">as</text:span><text:span text:style-name="T18_14"><text:s/></text:span><text:span text:style-name="T18_15">a</text:span><text:span text:style-name="T18_16"><text:s/></text:span><text:span text:style-name="T18_17">shortcut</text:span><text:span text:style-name="T18_18">.</text:span></text:p>
                </text:list-item>
              </text:list>
            </text:list-item>
            <text:list-item>
              <text:p text:style-name="P19"><text:span text:style-name="T19_1">Define</text:span><text:span text:style-name="T19_2"><text:s/></text:span><text:span text:style-name="T19_3">a</text:span><text:span text:style-name="T19_4"><text:s/></text:span><text:span text:style-name="T19_5">function</text:span><text:span text:style-name="T19_6"><text:s/></text:span><text:span text:style-name="T19_7">that</text:span><text:span text:style-name="T19_8"><text:s/></text:span><text:span text:style-name="T19_9">encrypts</text:span><text:span text:style-name="T19_10"><text:s/></text:span><text:span text:style-name="T19_11">a</text:span><text:span text:style-name="T19_12"><text:s/></text:span><text:span text:style-name="T19_13">message</text:span><text:span text:style-name="T19_14"><text:s/></text:span><text:span text:style-name="T19_15">into</text:span><text:span text:style-name="T19_16"><text:s/></text:span><text:span text:style-name="T19_17">codes</text:span><text:span text:style-name="T19_18">.</text:span></text:p>
            </text:list-item>
            <text:list-item>
              <text:p text:style-name="P20"><text:span text:style-name="T20_1">Define</text:span><text:span text:style-name="T20_2"><text:s/></text:span><text:span text:style-name="T20_3">a</text:span><text:span text:style-name="T20_4"><text:s/></text:span><text:span text:style-name="T20_5">function</text:span><text:span text:style-name="T20_6"><text:s/></text:span><text:span text:style-name="T20_7">that</text:span><text:span text:style-name="T20_8"><text:s/></text:span><text:span text:style-name="T20_9">decrypts</text:span><text:span text:style-name="T20_10"><text:s/></text:span><text:span text:style-name="T20_11">the</text:span><text:span text:style-name="T20_12"><text:s/></text:span><text:span text:style-name="T20_13">codes</text:span><text:span text:style-name="T20_14"><text:s/></text:span><text:span text:style-name="T20_15">into</text:span><text:span text:style-name="T20_16"><text:s/></text:span><text:span text:style-name="T20_17">a</text:span><text:span text:style-name="T20_18"><text:s/></text:span><text:span text:style-name="T20_19">message</text:span><text:span text:style-name="T20_20">.</text:span></text:p>
            </text:list-item>
            <text:list-item>
              <text:p text:style-name="P21"><text:span text:style-name="T21_1">Test</text:span><text:span text:style-name="T21_2"><text:s/></text:span><text:span text:style-name="T21_3">your</text:span><text:span text:style-name="T21_4"><text:s/></text:span><text:span text:style-name="T21_5">code</text:span><text:span text:style-name="T21_6"><text:s/></text:span><text:span text:style-name="T21_7">by</text:span><text:span text:style-name="T21_8"><text:s/></text:span><text:span text:style-name="T21_9">making</text:span><text:span text:style-name="T21_10"><text:s/></text:span><text:span text:style-name="T21_11">sure</text:span><text:span text:style-name="T21_12"><text:s/></text:span><text:span text:style-name="T21_13">the</text:span><text:span text:style-name="T21_14"><text:s/></text:span><text:span text:style-name="T21_15">message</text:span><text:span text:style-name="T21_16"><text:s/></text:span><text:span text:style-name="T21_17">you</text:span><text:span text:style-name="T21_18"><text:s/></text:span><text:span text:style-name="T21_19">encrypt</text:span><text:span text:style-name="T21_20"><text:s/></text:span><text:span text:style-name="T21_21">is</text:span><text:span text:style-name="T21_22"><text:s/></text:span><text:span text:style-name="T21_23">exactly</text:span><text:span text:style-name="T21_24"><text:s/></text:span><text:span text:style-name="T21_25">the</text:span><text:span text:style-name="T21_26"><text:s/></text:span><text:span text:style-name="T21_27">same</text:span><text:span text:style-name="T21_28"><text:s/></text:span><text:span text:style-name="T21_29">message</text:span><text:span text:style-name="T21_30"><text:s/></text:span><text:span text:style-name="T21_31">after</text:span><text:span text:style-name="T21_32"><text:s/></text:span><text:span text:style-name="T21_33">you</text:span><text:span text:style-name="T21_34"><text:s/></text:span><text:span text:style-name="T21_35">decrypt</text:span><text:span text:style-name="T21_36"><text:s/></text:span><text:span text:style-name="T21_37">it</text:span><text:span text:style-name="T21_38">.</text:span></text:p>
            </text:list-item>
            <text:list-item>
              <text:p text:style-name="P22"><text:span text:style-name="T22_1">Special</text:span><text:span text:style-name="T22_2"><text:s/></text:span><text:span text:style-name="T22_3">cases</text:span><text:span text:style-name="T22_4"><text:s/></text:span><text:span text:style-name="T22_5">to</text:span><text:span text:style-name="T22_6"><text:s/></text:span><text:span text:style-name="T22_7">consider</text:span><text:span text:style-name="T22_8">:<text:s/></text:span></text:p>
              <text:list>
                <text:list-item>
                  <text:p text:style-name="P23"><text:span text:style-name="T23_1">Uppercase</text:span><text:span text:style-name="T23_2"><text:s/></text:span><text:span text:style-name="T23_3">letters</text:span><text:span text:style-name="T23_4"><text:s/></text:span><text:span text:style-name="T23_5">should</text:span><text:span text:style-name="T23_6"><text:s/></text:span><text:span text:style-name="T23_7">stay</text:span><text:span text:style-name="T23_8"><text:s/></text:span><text:span text:style-name="T23_9">uppercase</text:span><text:span text:style-name="T23_10">.<text:s/></text:span></text:p>
                </text:list-item>
                <text:list-item>
                  <text:p text:style-name="P24"><text:span text:style-name="T24_1">Make</text:span><text:span text:style-name="T24_2"><text:s/></text:span><text:span text:style-name="T24_3">sure</text:span><text:span text:style-name="T24_4"><text:s/></text:span><text:span text:style-name="T24_5">punctuation</text:span><text:span text:style-name="T24_6"><text:s/></text:span><text:span text:style-name="T24_7">remains</text:span><text:span text:style-name="T24_8"><text:s/></text:span><text:span text:style-name="T24_9">the</text:span><text:span text:style-name="T24_10"><text:s/></text:span><text:span text:style-name="T24_11">same</text:span><text:span text:style-name="T24_12">.</text:span></text:p>
                </text:list-item>
              </text:list>
            </text:list-item>
          </text:list>
        </text:list-item>
      </text:list>
      <text:p text:style-name="P25"/>
      <text:list text:style-name="LS3" xml:id="list13" text:continue-list="list4">
        <text:list-item>
          <text:p text:style-name="P26"><text:span text:style-name="T26_1">BONUS</text:span><text:span text:style-name="T26_2"><text:s/></text:span><text:span text:style-name="T26_3">CHALLENGE</text:span><text:span text:style-name="T26_4">!!!!</text:span></text:p>
        </text:list-item>
      </text:list>
      <text:p text:style-name="P27"><text:span text:style-name="T27_1">Define</text:span><text:span text:style-name="T27_2"><text:s/></text:span><text:span text:style-name="T27_3">a</text:span><text:span text:style-name="T27_4"><text:s/></text:span><text:span text:style-name="T27_5">function</text:span><text:span text:style-name="T27_6"><text:s/></text:span><text:span text:style-name="T27_7">to</text:span><text:span text:style-name="T27_8"><text:s/></text:span><text:span text:style-name="T27_9">encrypt</text:span><text:span text:style-name="T27_10"><text:s/></text:span><text:span text:style-name="T27_11">the</text:span><text:span text:style-name="T27_12"><text:s/></text:span><text:span text:style-name="T27_13">message</text:span><text:span text:style-name="T27_14"><text:s/></text:span><text:span text:style-name="T27_15">and</text:span><text:span text:style-name="T27_16"><text:s/></text:span><text:span text:style-name="T27_17">write</text:span><text:span text:style-name="T27_18"><text:s/></text:span><text:span text:style-name="T27_19">it</text:span><text:span text:style-name="T27_20"><text:s/></text:span><text:span text:style-name="T27_21">out</text:span><text:span text:style-name="T27_22"><text:s/></text:span><text:span text:style-name="T27_23">to</text:span><text:span text:style-name="T27_24"><text:s/></text:span><text:span text:style-name="T27_25">a</text:span><text:span text:style-name="T27_26"><text:s/></text:span><text:span text:style-name="T27_27">text</text:span><text:span text:style-name="T27_28"><text:s/></text:span><text:span text:style-name="T27_29">file</text:span><text:span text:style-name="T27_30">.<text:s/></text:span><text:span text:style-name="T27_31">Then</text:span><text:span text:style-name="T27_32"><text:s/></text:span><text:span text:style-name="T27_33">define</text:span><text:span text:style-name="T27_34"><text:s/></text:span><text:span text:style-name="T27_35">a</text:span><text:span text:style-name="T27_36"><text:s/></text:span><text:span text:style-name="T27_37">function</text:span><text:span text:style-name="T27_38"><text:s/></text:span><text:span text:style-name="T27_39">to</text:span><text:span text:style-name="T27_40"><text:s/></text:span><text:span text:style-name="T27_41">read</text:span><text:span text:style-name="T27_42"><text:s/></text:span><text:span text:style-name="T27_43">in</text:span><text:span text:style-name="T27_44"><text:s/></text:span><text:span text:style-name="T27_45">the</text:span><text:span text:style-name="T27_46"><text:s/></text:span><text:span text:style-name="T27_47">text</text:span><text:span text:style-name="T27_48"><text:s/></text:span><text:span text:style-name="T27_49">file</text:span><text:span text:style-name="T27_50"><text:s/></text:span><text:span text:style-name="T27_51">to</text:span><text:span text:style-name="T27_52"><text:s/></text:span><text:span text:style-name="T27_53">decrypt</text:span><text:span text:style-name="T27_54"><text:s/></text:span><text:span text:style-name="T27_55">it</text:span><text:span text:style-name="T27_56">.<text:s/></text:span><text:span text:style-name="T27_57">Prompt</text:span><text:span text:style-name="T27_58"><text:s/></text:span><text:span text:style-name="T27_59">for</text:span><text:span text:style-name="T27_60"><text:s/></text:span><text:span text:style-name="T27_61">user</text:span><text:span text:style-name="T27_62"><text:s/></text:span><text:span text:style-name="T27_63">input</text:span><text:span text:style-name="T27_64"><text:s/></text:span><text:span text:style-name="T27_65">to</text:span><text:span text:style-name="T27_66"><text:s/></text:span><text:span text:style-name="T27_67">enter</text:span><text:span text:style-name="T27_68"><text:s/></text:span><text:span text:style-name="T27_69">a</text:span><text:span text:style-name="T27_70"><text:s/></text:span><text:span text:style-name="T27_71">message</text:span><text:span text:style-name="T27_72">.<text:s/></text:span><text:span text:style-name="T27_73">Make</text:span><text:span text:style-name="T27_74"><text:s/></text:span><text:span text:style-name="T27_75">sure</text:span><text:span text:style-name="T27_76"><text:s/></text:span><text:span text:style-name="T27_77">the</text:span><text:span text:style-name="T27_78"><text:s/></text:span><text:span text:style-name="T27_79">message</text:span><text:span text:style-name="T27_80"><text:s/></text:span><text:span text:style-name="T27_81">matches</text:span><text:span text:style-name="T27_8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fo:font-weight="normal" style:font-weight-asian="normal" style:font-weight-complex="normal"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fo:font-weight="normal" style:font-weight-asian="normal" style:font-weight-complex="normal"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905cm" fo:padding-bottom="0cm" fo:margin-bottom="1.905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